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8924" officeooo:paragraph-rsid="00168924"/>
    </style:style>
    <style:style style:name="P2" style:family="paragraph" style:parent-style-name="Standard">
      <style:text-properties officeooo:rsid="0016f3c4" officeooo:paragraph-rsid="0016f3c4"/>
    </style:style>
    <style:style style:name="P3" style:family="paragraph" style:parent-style-name="Standard">
      <style:text-properties officeooo:rsid="0019734e" officeooo:paragraph-rsid="0019734e"/>
    </style:style>
    <style:style style:name="P4" style:family="paragraph" style:parent-style-name="Standard">
      <style:text-properties style:font-name="Liberation Serif" officeooo:rsid="0019734e" officeooo:paragraph-rsid="0019734e" style:font-name-asian="Liberation Serif" style:font-name-complex="Liberation Serif"/>
    </style:style>
    <style:style style:name="P5" style:family="paragraph" style:parent-style-name="Standard">
      <style:text-properties style:font-name="Liberation Serif" officeooo:rsid="001ac395" officeooo:paragraph-rsid="001ac395" style:font-name-asian="Liberation Serif" style:font-name-complex="Liberation Serif"/>
    </style:style>
    <style:style style:name="P6" style:family="paragraph" style:parent-style-name="Standard">
      <style:text-properties style:font-name="Liberation Serif" officeooo:rsid="001b3f17" officeooo:paragraph-rsid="001b3f17" style:font-name-asian="Liberation Serif" style:font-name-complex="Liberation Serif"/>
    </style:style>
    <style:style style:name="P7" style:family="paragraph" style:parent-style-name="Standard">
      <style:text-properties style:font-name="Liberation Serif" officeooo:rsid="001c1544" officeooo:paragraph-rsid="001c1544" style:font-name-asian="Liberation Serif" style:font-name-complex="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oom → Auto to make a graph look pretty</text:p>
      <text:p text:style-name="P1">Shift → Trace to get cursor to follow on the line</text:p>
      <text:p text:style-name="P2">Shift → G-Solve → Intsect (For simul. Equations)/ Y int (for y intercept)/ Root (for x int)</text:p>
      <text:p text:style-name="P1"/>
      <text:p text:style-name="P1">If given general form convert to slope-intercept form before doing anything else</text:p>
      <text:p text:style-name="P1"/>
      <text:p text:style-name="P1">If giving an answer in decimal always go to at least three places</text:p>
      <text:p text:style-name="P1"/>
      <text:p text:style-name="P3">Simplex → Feasible Region</text:p>
      <text:p text:style-name="P3">Vertex → Corners of the simplex</text:p>
      <text:p text:style-name="P3"/>
      <text:p text:style-name="P4">Less than or equal to - ≤</text:p>
      <text:p text:style-name="P4">Greater than or equal to - ≥</text:p>
      <text:p text:style-name="P4"/>
      <text:p text:style-name="P4">You can write 0 ≤ x ≤ 5 to say that x is between 0 and 5.</text:p>
      <text:p text:style-name="P4"/>
      <text:p text:style-name="P5">A coordinate is written (x, y) (x always first)</text:p>
      <text:p text:style-name="P5"/>
      <text:p text:style-name="P6">Substitution in the context of simultaneous equations means to substitute one equation into the other, substitution in the context of a graph means to solve for a point like the x or y intercept.</text:p>
      <text:p text:style-name="P6"/>
      <text:p text:style-name="P6"/>
      <text:p text:style-name="P7">If you double check at the end and have the wrong answer:</text:p>
      <text:p text:style-name="P7"><text:tab/>- Check every simple piece of maths is correct (in elimination, that you have times each term by the right amount, in substitution, that you have kept negatives where they belong et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8T13:26:45.990785506</meta:creation-date>
    <dc:date>2023-02-19T13:36:42.701595644</dc:date>
    <meta:editing-duration>PT3H48M22S</meta:editing-duration>
    <meta:editing-cycles>5</meta:editing-cycles>
    <meta:generator>LibreOffice/7.3.7.2$Linux_X86_64 LibreOffice_project/30$Build-2</meta:generator>
    <meta:document-statistic meta:table-count="0" meta:image-count="0" meta:object-count="0" meta:page-count="1" meta:paragraph-count="14" meta:word-count="190" meta:character-count="973" meta:non-whitespace-character-count="796"/>
  </office:meta>
</office:document-meta>
</file>